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the programming model?</text:p>
      <text:p text:style-name="Standard"/>
      <text:p text:style-name="Standard">How to intercat with it?</text:p>
      <text:p text:style-name="Standard"/>
      <text:p text:style-name="Standard">What are the decision constructs at the core of the structures?</text:p>
      <text:p text:style-name="Standard"/>
      <text:p text:style-name="Standard">What are the features that make the language uniqu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2:23:34.04</meta:creation-date>
    <meta:document-statistic meta:table-count="0" meta:image-count="0" meta:object-count="0" meta:page-count="1" meta:paragraph-count="4" meta:word-count="30" meta:character-count="169"/>
    <dc:date>2013-11-28T12:24:54.02</dc:date>
    <meta:editing-duration>PT1M20S</meta:editing-duration>
    <meta:editing-cycles>1</meta:editing-cycles>
    <meta:generator>OpenOffice.org/3.4.1$Win32 OpenOffice.org_project/341m1$Build-9593</meta:generator>
  </office:meta>
</office:document-meta>
</file>